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🎬 INTRO OFFICIELLE – VERSION AVEC HOT-LINE</text:h>
      <text:h text:style-name="Heading_20_2" text:outline-level="2">“Le Mystère du Professeur Zacus”</text:h>
      <text:p text:style-name="Horizontal_20_Line"/>
      <text:h text:style-name="Heading_20_2" text:outline-level="2">🎥 Mise en place (avant de parler)</text:h>
      <text:list text:style-name="L1">
        <text:list-item>
          <text:p text:style-name="P1">U-SON au centre</text:p>
        </text:list-item>
        <text:list-item>
          <text:p text:style-name="P1">Téléphone / talkie / bouton “HOT-LINE CAMPUS”</text:p>
        </text:list-item>
        <text:list-item>
          <text:p text:style-name="P1">Suspects affichés</text:p>
        </text:list-item>
        <text:list-item>
          <text:p text:style-name="P1">Lumière légèrement baissée</text:p>
        </text:list-item>
      </text:list>
      <text:p text:style-name="Text_20_body">Petit bip électronique au démarrage.</text:p>
      <text:p text:style-name="Horizontal_20_Line"/>
      <text:h text:style-name="Heading_20_2" text:outline-level="2">🧑‍🔬 Texte MJ – version finale canon</text:h>
      <text:p text:style-name="Quotations">“Détectives…<text:line-break/>Merci d’être venus aussi vite.</text:p>
      <text:p text:style-name="Quotations">Le campus scientifique est en état d’alerte.”</text:p>
      <text:p text:style-name="Text_20_body">(Pause)</text:p>
      <text:p text:style-name="Quotations">“Aujourd’hui devait être une démonstration historique.</text:p>
      <text:p text:style-name="Quotations">Le Professeur Zacus allait révéler sa plus grande invention :<text:line-break/>le <text:span text:style-name="Strong_20_Emphasis">U-SON</text:span>.”</text:p>
      <text:p text:style-name="Text_20_body">(Montrer le module)</text:p>
      <text:p text:style-name="Quotations">“Un système capable de stabiliser une fréquence parfaite.<text:line-break/>Une note pure.<text:line-break/>Une résonance absolue.”</text:p>
      <text:p text:style-name="Text_20_body">(Bip parasite)</text:p>
      <text:p text:style-name="Quotations">“Mais cette nuit… quelqu’un a saboté l’expérience.”</text:p>
      <text:p text:style-name="Text_20_body">Silence.</text:p>
      <text:p text:style-name="Horizontal_20_Line"/>
      <text:h text:style-name="Heading_20_2" text:outline-level="2"><text:soft-page-break/>📞 Introduction officielle de la HOT-LINE</text:h>
      <text:p text:style-name="Quotations">“Heureusement, le campus possède un système de sécurité :<text:line-break/>la <text:span text:style-name="Strong_20_Emphasis">HOT-LINE scientifique centrale</text:span>.”</text:p>
      <text:p text:style-name="Text_20_body">(Montrer le dispositif)</text:p>
      <text:p text:style-name="Quotations">“Si vous êtes bloqués,<text:line-break/>si vous pensez avoir trouvé un indice important,<text:line-break/>vous pourrez contacter la HOT-LINE.”</text:p>
      <text:p text:style-name="Text_20_body">(Petite pause importante)</text:p>
      <text:p text:style-name="Quotations">“Mais attention…<text:line-break/>La HOT-LINE ne donne jamais les réponses.<text:line-break/>Elle ne fait que confirmer… ou orienter.”</text:p>
      <text:p text:style-name="Text_20_body">👉 Tu viens d’installer ton outil MJ sans casser le jeu.</text:p>
      <text:p text:style-name="Horizontal_20_Line"/>
      <text:h text:style-name="Heading_20_2" text:outline-level="2">🧪 Présentation des suspects</text:h>
      <text:p text:style-name="Quotations">“Cinq scientifiques étaient présents hier soir :”</text:p>
      <text:list text:style-name="L2">
        <text:list-item>
          <text:p text:style-name="P2">Dr Oscilla Volt</text:p>
        </text:list-item>
        <text:list-item>
          <text:p text:style-name="P2">Pr Octave Baryon</text:p>
        </text:list-item>
        <text:list-item>
          <text:p text:style-name="P2">Dr Sacha Néon</text:p>
        </text:list-item>
        <text:list-item>
          <text:p text:style-name="P2">Prof Alma Fractal</text:p>
        </text:list-item>
        <text:list-item>
          <text:p text:style-name="P2">Professeur Électron</text:p>
        </text:list-item>
      </text:list>
      <text:p text:style-name="Quotations">“L’un d’eux a menti.”</text:p>
      <text:p text:style-name="Horizontal_20_Line"/>
      <text:h text:style-name="Heading_20_2" text:outline-level="2">🎯 Mission</text:h>
      <text:p text:style-name="Quotations">“Votre mission :</text:p>
      <text:p text:style-name="Quotations">👉 Découvrir QUI a saboté le U-SON<text:line-break/>👉 OÙ le sabotage a eu lieu<text:line-break/>👉 COMMENT il a été réalisé</text:p>
      <text:p text:style-name="Quotations">Vous travaillerez en deux équipes.”</text:p>
      <text:p text:style-name="Horizontal_20_Line"/>
      <text:h text:style-name="Heading_20_2" text:outline-level="2"><text:soft-page-break/>⚠️ Règles rapides</text:h>
      <text:p text:style-name="Quotations">“Observez tout.<text:line-break/>Touchez seulement ce qui est autorisé.<text:line-break/>Notez vos hypothèses.<text:line-break/>Et surtout… coopérez.”</text:p>
      <text:p text:style-name="Horizontal_20_Line"/>
      <text:h text:style-name="Heading_20_2" text:outline-level="2">🎬 Lancement</text:h>
      <text:p text:style-name="Text_20_body">(Monte légèrement en intensité)</text:p>
      <text:p text:style-name="Quotations">“Détectives…<text:line-break/>Le sabotage menace la réputation du campus.</text:p>
      <text:p text:style-name="Quotations">L’enquête commence…”</text:p>
      <text:p text:style-name="Text_20_body">(Clignotement LED / petit son parasite)</text:p>
      <text:p text:style-name="Quotations">“MAINTENANT.”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20:21:59.559780000</meta:creation-date>
    <meta:editing-duration>PT6H37M41S</meta:editing-duration>
    <meta:editing-cycles>2</meta:editing-cycles>
    <meta:generator>LibreOffice/25.8.4.2$MacOSX_X86_64 LibreOffice_project/290daaa01b999472f0c7a3890eb6a550fd74c6df</meta:generator>
    <dc:date>2026-02-12T20:22:09.309201000</dc:date>
    <meta:document-statistic meta:table-count="0" meta:image-count="0" meta:object-count="0" meta:page-count="3" meta:paragraph-count="46" meta:word-count="280" meta:character-count="1750" meta:non-whitespace-character-count="1523"/>
  </office:meta>
</office:document-meta>
</file>